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1fc" officeooo:paragraph-rsid="00087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02:44.653415785</meta:creation-date>
    <dc:date>2019-10-30T14:03:47.417464614</dc:date>
    <meta:editing-duration>PT1M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19" meta:non-whitespace-character-count="16"/>
  </office:meta>
</office:document-meta>
</file>